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akub Klodkowski</text:span></text:p>
      <text:p text:style-name="P2"><text:span text:style-name="T2">Address:<text:s/></text:span><text:span text:style-name="T3"><text:tab/><text:tab/>588 Coldhams Lane, Cambridge, CB13JR</text:span></text:p>
      <text:p text:style-name="P2"><text:span text:style-name="T4">Contact:<text:s/></text:span><text:span text:style-name="T5"><text:tab/><text:tab/>07427561883, jaco8055@gmail.com</text:span></text:p>
      <text:p text:style-name="P2"><text:span text:style-name="T6"/></text:p>
      <text:p text:style-name="P3"><text:span text:style-name="T7">Core Qualifications:</text:span></text:p>
      <text:p text:style-name="P4"><text:span text:style-name="T8">- Excellent written and verbal communication skills</text:span></text:p>
      <text:p text:style-name="P4"><text:span text:style-name="T8">- Good knowledge of Windows</text:span></text:p>
      <text:p text:style-name="P4"><text:span text:style-name="T8">- Basic Word and Excel</text:span></text:p>
      <text:p text:style-name="P4"><text:span text:style-name="T8">- Basic HTML</text:span></text:p>
      <text:p text:style-name="P4"><text:span text:style-name="T8">- Basic CSS </text:span></text:p>
      <text:p text:style-name="P4"><text:span text:style-name="T8">- Basic JavaScript</text:span></text:p>
      <text:p text:style-name="P4"><text:span text:style-name="T8">- Basic Python</text:span></text:p>
      <text:p text:style-name="P4"><text:span text:style-name="T8">- GitHub</text:span></text:p>
      <text:p text:style-name="P4"><text:span text:style-name="T8"><text:s/>- Visual Studio Code</text:span></text:p>
      <text:p text:style-name="P4"><text:span text:style-name="T8"><text:s/>- PyCharm</text:span></text:p>
      <text:p text:style-name="P4"><text:span text:style-name="T8"><text:s/>- Jupyter Notebook</text:span></text:p>
      <text:p text:style-name="P4"><text:span text:style-name="T8"/></text:p>
      <text:p text:style-name="P5"><text:span text:style-name="T9">Experience:</text:span></text:p>
      <text:p text:style-name="P6"><text:span text:style-name="T10">- Technician<text:s/></text:span><text:span text:style-name="T11">for Betacom. Duties include installing computer rooms and operation systems in schools alongside 2 senior Computer Scientists. (Poland)</text:span></text:p>
      <text:p text:style-name="P6"><text:span text:style-name="T12">- Cartography Clerk</text:span><text:span text:style-name="T13"><text:s/>for OPGK. Duties include fitting a orthophotomap onto drawn old maps, vectorisation, applying layers of borders between areas on the maps. (Poland)</text:span></text:p>
      <text:p text:style-name="P6"><text:span text:style-name="T14">- Event Management</text:span><text:span text:style-name="T15"><text:s/>in Sniper Ltd. Duties include preparing equipment, driving to the destination of the event, conducting various contests and team-building games, organizing and planning of the event location. (Poland)</text:span></text:p>
      <text:p text:style-name="P6"><text:span text:style-name="T16">- Delivery driver</text:span><text:span text:style-name="T17"><text:s/>and chef in Exultant Group Ltd. Duties include preparing and cooking all the food offered by our hut later transitioning into a role of driving and delivering orders.(a Pizza hut franchise in Cambridge, England)</text:span></text:p>
      <text:p text:style-name="P7"><text:span text:style-name="T18">- Delivery Rider</text:span><text:span text:style-name="T19"><text:s/>for Deliveroo. Duties include delivering food orders on a bicycle. (Cambridge, England)</text:span></text:p>
      <text:p text:style-name="P7"><text:span text:style-name="T20">- Customer Service Specialist<text:s/></text:span><text:span text:style-name="T21">for Booking.com. Duties include recieving and making phonecalls and emails to and from the customers, resolving issues with their bookings within the company system, looking for alternative accommodation. (Cambridge, UK)</text:span><text:span text:style-name="T22"/></text:p>
      <text:p text:style-name="P8"><text:span text:style-name="T23">- Private Hire Vehicle Driver</text:span><text:span text:style-name="T24"><text:s/>for Camcab Ltd. Duties include, apart from the obvious transportation, also helping customers of various physical disabilities, conducting removals, assisted airport check in with minors and school runs (Cambridge, England)</text:span></text:p>
      <text:p text:style-name="P8"><text:span text:style-name="T25">- Taxi Driver</text:span><text:span text:style-name="T26"><text:s/>for Panther Ltd. The only difference from the previous occupation would be the ability to ply for hire.(Cambridge, England)</text:span><text:span text:style-name="T27"/></text:p>
      <text:p text:style-name="P9"><text:span text:style-name="T28">Education:</text:span></text:p>
      <text:p text:style-name="P10"><text:span text:style-name="T29">-A levels in English and Polish, History, Knowledge about societ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